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master-page-name="Standard">
      <style:paragraph-properties style:page-number="auto"/>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sert the title of your abstract here</text:span></text:p>
      <text:p text:style-name="Standard"><text:span text:style-name="T2">Insert author names with each author’s affiliation in parentheses to see how many lines are needed for author information. Then remove author information to anonymize abstract but leave empty lines.</text:span></text:p>
      <text:p text:style-name="Standard"><text:span text:style-name="T2">Leave one empty line for the first author’s e-mail address.</text:span></text:p>
      <text:p text:style-name="P1"/>
      <text:p text:style-name="Standard"><text:span text:style-name="T2">Main text: Lorem ipsum dolor sit amet, consectetur adipiscing elit, se</text:span><text:bookmark text:name="_GoBack"/><text:span text:style-name="T2">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tus von der Malsburg</meta:initial-creator>
    <dc:creator>ka pl</dc:creator>
    <meta:editing-cycles>3</meta:editing-cycles>
    <meta:print-date>2020-03-18T10:25:00</meta:print-date>
    <meta:creation-date>2020-03-18T10:17:00</meta:creation-date>
    <dc:date>2020-03-18T09:47:00</dc:date>
    <dc:language>en-US</dc:language>
    <meta:editing-duration>PT12M</meta:editing-duration>
    <meta:generator>LibreOffice/6.0.7.3$Linux_X86_64 LibreOffice_project/00m0$Build-3</meta:generator>
    <meta:document-statistic meta:table-count="0" meta:image-count="0" meta:object-count="0" meta:page-count="1" meta:paragraph-count="4" meta:word-count="119" meta:character-count="755" meta:non-whitespace-character-count="6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